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3fe" officeooo:paragraph-rsid="001943fe"/>
    </style:style>
    <style:style style:name="P2" style:family="paragraph" style:parent-style-name="Standard">
      <style:text-properties fo:language="en" fo:country="US" officeooo:rsid="001943fe" officeooo:paragraph-rsid="001943fe"/>
    </style:style>
    <style:style style:name="P3" style:family="paragraph" style:parent-style-name="Standard">
      <style:text-properties fo:language="bg" fo:country="BG" officeooo:rsid="001943fe" officeooo:paragraph-rsid="001943fe"/>
    </style:style>
    <style:style style:name="P4" style:family="paragraph" style:parent-style-name="Standard">
      <style:paragraph-properties fo:text-align="center" style:justify-single-word="false"/>
      <style:text-properties fo:color="#000099" fo:font-size="14pt" fo:language="bg" fo:country="BG" fo:font-weight="bold" officeooo:rsid="001943fe" officeooo:paragraph-rsid="001943fe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rsid="001943fe" officeooo:paragraph-rsid="001943fe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en" fo:country="US" officeooo:rsid="001943fe" officeooo:paragraph-rsid="001943fe"/>
    </style:style>
    <style:style style:name="P7" style:family="paragraph" style:parent-style-name="Standard">
      <style:text-properties fo:language="bg" fo:country="BG" officeooo:rsid="001943fe" officeooo:paragraph-rsid="001943fe"/>
    </style:style>
    <style:style style:name="P8" style:family="paragraph" style:parent-style-name="Standard">
      <style:paragraph-properties fo:text-align="center" style:justify-single-word="false"/>
      <style:text-properties fo:language="bg" fo:country="BG" officeooo:rsid="001e2a96" officeooo:paragraph-rsid="001e2a96"/>
    </style:style>
    <style:style style:name="P9" style:family="paragraph" style:parent-style-name="Standard">
      <style:text-properties fo:color="#669933" officeooo:rsid="001943fe" officeooo:paragraph-rsid="001943fe"/>
    </style:style>
    <style:style style:name="P10" style:family="paragraph" style:parent-style-name="Standard">
      <style:text-properties fo:color="#669933" fo:language="en" fo:country="US" officeooo:rsid="001943fe" officeooo:paragraph-rsid="001943fe"/>
    </style:style>
    <style:style style:name="T1" style:family="text">
      <style:text-properties fo:language="en" fo:country="US"/>
    </style:style>
    <style:style style:name="T2" style:family="text">
      <style:text-properties fo:language="bg" fo:country="BG"/>
    </style:style>
    <style:style style:name="T3" style:family="text">
      <style:text-properties fo:color="#669900"/>
    </style:style>
    <style:style style:name="T4" style:family="text">
      <style:text-properties fo:color="#669900" fo:language="en" fo:country="US"/>
    </style:style>
    <style:style style:name="T5" style:family="text">
      <style:text-properties fo:color="#193300"/>
    </style:style>
    <style:style style:name="T6" style:family="text">
      <style:text-properties fo:color="#193300" fo:language="en" fo:country="US"/>
    </style:style>
    <style:style style:name="T7" style:family="text">
      <style:text-properties fo:color="#669933"/>
    </style:style>
    <style:style style:name="T8" style:family="text">
      <style:text-properties fo:color="#669933"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nditions</text:p>
      <text:p text:style-name="P2"><text:s/></text:p>
      <text:p text:style-name="P8">Примери от лекцията</text:p>
      <text:p text:style-name="P8"/>
      <text:p text:style-name="P9"><text:span text:style-name="T1">01. </text:span>Направете програма, която чете едно цяло число от конзолата. Ако числото е в интервала от 1 до 5, нека да изписва дали е четно или нечетно. Ако е в интервала от 6 до 15, нека да извежда дали се дели на 3 без остатък. <text:s/>Ако не попада в споменатите интервали, то нека да ни казва дали е положително, отрицателно или нула.</text:p>
      <text:p text:style-name="P1"/>
      <text:p text:style-name="P10">02.Напишете програма, която за дадена цифра (0-9), зададена като вход, извежда името на цифрата на български език.</text:p>
      <text:p text:style-name="P2"/>
      <text:p text:style-name="P2"/>
      <text:p text:style-name="P4">Домашно</text:p>
      <text:p text:style-name="P3"/>
      <text:p text:style-name="P10"><text:span text:style-name="T2">01.</text:span>Напишете програма, която по избор на потребителя прочита от конзолата променлива от тип int, double или string. Ако променливата е int или double, трябва да се увеличи с 1. Ако променливата е string, трябва да се прибави накрая символа "*". Отпечатайте получения резултат на конзолата. </text:p>
      <text:p text:style-name="P2"/>
      <text:p text:style-name="P10"><text:span text:style-name="T2">02.</text:span>Напишете програма, която изчислява бонус точки на база резултат от игра. Потребителят трябва да въведе своите точки в интервалa[1;9]. Ако точките са в интервала [1;3], добавете 5 към тях. Ако точките са в интервала [4;6], умножете ги по 12. Ако точките са в интервала [7;9], умножете ги по 50 и ги разделете целочислено на 3. Резултатът изведете на <text:span text:style-name="T2">екрана.</text:span></text:p>
      <text:p text:style-name="P3"/>
      <text:p text:style-name="P2"><text:span text:style-name="T8">03.Класическото</text:span><text:span text:style-name="T7"> тесте карти се състои от 13 различни вида карти съответно 2, 3, 4, 5, 6, 7, 8, 9, 10, J, Q, K and A. Направете програма, която приема от конзолата един символ и принтира "Валидна карта", ако символът представлява валидна карта, и съответно принтира "Невалидна карта", ако символът е на невалидна карт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5:34:12.329000000</meta:creation-date>
    <dc:date>2016-12-19T11:58:25.864000000</dc:date>
    <meta:editing-duration>PT15H47M58S</meta:editing-duration>
    <meta:editing-cycles>6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9" meta:word-count="241" meta:character-count="1440" meta:non-whitespace-character-count="1203"/>
  </office:meta>
</office:document-meta>
</file>